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11-05_RANDOM'.C4:'11-05_RANDOM'.C12 '11-05_RANDOM'.D3:'11-05_RANDOM'.D3 '11-05_RANDOM'.D4:'11-05_RANDOM'.D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.6" calcext:value-type="float">
            <text:p>6.6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1.45454545454545" calcext:value-type="float">
            <text:p>1.4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1458333333333" calcext:value-type="float">
            <text:p>1.61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8.2" calcext:value-type="float">
            <text:p>18.2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1.1741935483871" calcext:value-type="float">
            <text:p>1.1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3.4" calcext:value-type="float">
            <text:p>83.4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58241758241758" calcext:value-type="float">
            <text:p>4.5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03.6" calcext:value-type="float">
            <text:p>203.6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44124700239808" calcext:value-type="float">
            <text:p>2.4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CIRCLE'.C4:'11-05_CIRCLE'.C12 '11-05_CIRCLE'.D3:'11-05_CIRCLE'.D3 '11-05_CIRCLE'.D4:'11-05_CIRCLE'.D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.13" calcext:value-type="float">
            <text:p>2.1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3191489361702" calcext:value-type="float">
            <text:p>4.5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33" calcext:value-type="float">
            <text:p>6.33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2.97183098591549" calcext:value-type="float">
            <text:p>2.97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9.27" calcext:value-type="float">
            <text:p>39.27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20379146919431" calcext:value-type="float">
            <text:p>6.2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22.07" calcext:value-type="float">
            <text:p>622.07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8408454290807" calcext:value-type="float">
            <text:p>15.84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550.07" calcext:value-type="float">
            <text:p>3550.07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5.70686578680856" calcext:value-type="float">
            <text:p>5.71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LINE_IN_LIN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LINE_IN_LINE'.C4:'11-05_LINE_IN_LINE'.C12 '11-05_LINE_IN_LINE'.D3:'11-05_LINE_IN_LINE'.D3 '11-05_LINE_IN_LINE'.D4:'11-05_LINE_IN_LINE'.D1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1.85714285714286" calcext:value-type="float">
            <text:p>1.86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.4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4.15384615384615" calcext:value-type="float">
            <text:p>4.15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.4" calcext:value-type="float">
            <text:p>35.4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55555555555555" calcext:value-type="float">
            <text:p>6.5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80.3" calcext:value-type="float">
            <text:p>580.3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6.3926553672316" calcext:value-type="float">
            <text:p>16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51.2" calcext:value-type="float">
            <text:p>5151.2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87678786834396" calcext:value-type="float">
            <text:p>8.88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11-05_IN_TRIANGLE" table:style-name="ta1">
        <table:shapes>
          <draw:frame draw:z-index="0" draw:style-name="gr1" draw:text-style-name="P1" svg:width="6.2988in" svg:height="3.5429in" svg:x="0.8846in" svg:y="2.4236in">
            <draw:object draw:notify-on-update-of-ranges="'11-05_IN_TRIANGLE'.C4:'11-05_IN_TRIANGLE'.C12 '11-05_IN_TRIANGLE'.D3:'11-05_IN_TRIANGLE'.D3 '11-05_IN_TRIANGLE'.D4:'11-05_IN_TRIANGLE'.D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row table:style-name="ro1" table:number-rows-repeated="2">
          <table:table-cell table:number-columns-repeated="5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1.3" calcext:value-type="float">
            <text:p>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3.84615384615385" calcext:value-type="float">
            <text:p>3.85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1.68" calcext:value-type="float">
            <text:p>1.6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.9" calcext:value-type="float">
            <text:p>17.9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13095238095238" calcext:value-type="float">
            <text:p>2.13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.9" calcext:value-type="float">
            <text:p>74.9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4.18435754189944" calcext:value-type="float">
            <text:p>4.18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310.8" calcext:value-type="float">
            <text:p>310.8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4.14953271028037" calcext:value-type="float">
            <text:p>4.15</text:p>
          </table:table-cell>
          <table:table-cell table:style-name="ce2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20:59:03.4820270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1T22:52:11.078854299</dc:date>
    <meta:editing-duration>PT2H39M25S</meta:editing-duration>
    <meta:editing-cycles>12</meta:editing-cycles>
    <meta:generator>LibreOffice/4.3.3.2$Linux_X86_64 LibreOffice_project/430m0$Build-2</meta:generator>
    <meta:document-statistic meta:table-count="8" meta:cell-count="35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RANDOM'.C4:'11-05_RANDOM'.D12 '11-05_RANDOM'.D3:'11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RANDOM'.D4:'11-05_RANDOM'.D12" chart:label-cell-address="'11-05_RANDOM'.D3:'11-05_RANDOM'.D3" chart:class="chart:scatter">
            <chart:domain table:cell-range-address="'11-05_RANDOM'.C4:'11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RANDOM'.D3:'11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RANDOM'.C4:'11-05_RANDOM'.C12</svg:desc>
                </draw:g>
              </table:table-cell>
              <table:table-cell office:value-type="float" office:value="1.3">
                <text:p>1.3</text:p>
                <draw:g>
                  <svg:desc>'11-05_RANDOM'.D4:'11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03.6">
                <text:p>203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CIRCLE'.C4:'11-05_CIRCLE'.D12 '11-05_CIRCLE'.D3:'11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CIRCLE'.D4:'11-05_CIRCLE'.D12" chart:label-cell-address="'11-05_CIRCLE'.D3:'11-05_CIRCLE'.D3" chart:class="chart:scatter">
            <chart:domain table:cell-range-address="'11-05_CIRCLE'.C4:'11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CIRCLE'.D3:'11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CIRCLE'.C4:'11-05_CIRCLE'.C12</svg:desc>
                </draw:g>
              </table:table-cell>
              <table:table-cell office:value-type="float" office:value="0">
                <text:p>0</text:p>
                <draw:g>
                  <svg:desc>'11-05_CIRCLE'.D4:'11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33">
                <text:p>6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9.27">
                <text:p>39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22.07">
                <text:p>622.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550.07">
                <text:p>3550.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LINE_IN_LINE'.C4:'11-05_LINE_IN_LINE'.D12 '11-05_LINE_IN_LINE'.D3:'11-05_LINE_IN_LIN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LINE_IN_LINE'.D4:'11-05_LINE_IN_LINE'.D12" chart:label-cell-address="'11-05_LINE_IN_LINE'.D3:'11-05_LINE_IN_LINE'.D3" chart:class="chart:scatter">
            <chart:domain table:cell-range-address="'11-05_LINE_IN_LINE'.C4:'11-05_LINE_IN_LIN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LINE_IN_LINE'.D3:'11-05_LINE_IN_LIN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LINE_IN_LINE'.C4:'11-05_LINE_IN_LINE'.C12</svg:desc>
                </draw:g>
              </table:table-cell>
              <table:table-cell office:value-type="float" office:value="0.1">
                <text:p>0.1</text:p>
                <draw:g>
                  <svg:desc>'11-05_LINE_IN_LINE'.D4:'11-05_LINE_IN_LIN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80.3">
                <text:p>5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5151.2">
                <text:p>5151.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11-05_IN_TRIANGLE'.C4:'11-05_IN_TRIANGLE'.D12 '11-05_IN_TRIANGLE'.D3:'11-05_IN_TRIANGLE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1-05_IN_TRIANGLE'.D4:'11-05_IN_TRIANGLE'.D12" chart:label-cell-address="'11-05_IN_TRIANGLE'.D3:'11-05_IN_TRIANGLE'.D3" chart:class="chart:scatter">
            <chart:domain table:cell-range-address="'11-05_IN_TRIANGLE'.C4:'11-05_IN_TRIANG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11-05_IN_TRIANGLE'.D3:'11-05_IN_TRIANG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11-05_IN_TRIANGLE'.C4:'11-05_IN_TRIANGLE'.C12</svg:desc>
                </draw:g>
              </table:table-cell>
              <table:table-cell office:value-type="float" office:value="0.1">
                <text:p>0.1</text:p>
                <draw:g>
                  <svg:desc>'11-05_IN_TRIANGLE'.D4:'11-05_IN_TRIANG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310.8">
                <text:p>310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